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font-size="16pt" officeooo:rsid="00001c12" officeooo:paragraph-rsid="00061ea6" style:font-size-asian="16pt" style:font-size-complex="16pt"/>
    </style:style>
    <style:style style:name="P2" style:family="paragraph" style:parent-style-name="Standard">
      <loext:graphic-properties draw:fill-gradient-name="gradient" draw:fill-hatch-name="hatch"/>
      <style:paragraph-properties fo:line-height="150%"/>
      <style:text-properties fo:font-size="16pt" officeooo:paragraph-rsid="00061ea6" style:font-size-asian="16pt" style:font-size-complex="16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language="en" fo:country="US" fo:font-style="italic" style:text-underline-style="solid" style:text-underline-width="auto" style:text-underline-color="font-color" fo:font-weight="bold" style:font-size-asian="14pt" style:font-style-asian="italic" style:font-weight-asian="bold" style:font-name-complex="Times New Roman1" style:font-size-complex="14pt"/>
    </style:style>
    <style:style style:name="T3" style:family="text">
      <style:text-properties style:font-name="Times New Roman" fo:language="en" fo:country="US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T4" style:family="text">
      <style:text-properties style:font-name="Times New Roman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L</text:span></text:p>
      <text:p text:style-name="P2"><text:span text:style-name="T4">Даша открыла глаза и зевнула. Павел, как обычно играл на гитаре и пел на балконе. Осмотревшись, Даша попыталась вспомнить, что было вчера.</text:span></text:p>
      <text:p text:style-name="P2"><text:span text:style-name="T4">–Пааааш, иди сюда! – крикнула она.</text:span></text:p>
      <text:p text:style-name="P2"><text:span text:style-name="T4">Положив гитару, Алехин, улыбаясь, вошел в комнату. </text:span></text:p>
      <text:p text:style-name="P2"><text:span text:style-name="T4">–Доброе утро, Даша Алехина! – усмехаясь, сказал он.</text:span></text:p>
      <text:p text:style-name="P2"><text:span text:style-name="T4">–Так мне не приснилось все, что было вчера? Мы правда выиграли конкурс и ты сделала мне предложение? </text:span></text:p>
      <text:p text:style-name="P2"><text:span text:style-name="T4">–Да, это так. Сегодня мы уладим все вопросы с документами. Вы с Джейн направитесь к одному моему знакомому подбирать платье. У тебя есть какие-то пожелания насчет свадьбы? </text:span></text:p>
      <text:p text:style-name="P2"><text:span text:style-name="T4">–Ну, я думаю, что не хочу звать много народу. Я хочу, чтобы там были только свои. А так все.</text:span></text:p>
      <text:p text:style-name="P2"><text:span text:style-name="T4">–Ну тогда хорошо. Значит, если ты не против, она будет завтра.</text:span></text:p>
      <text:p text:style-name="P2"><text:span text:style-name="T4">–Завтра? То есть как это завтра? Мы разве успеем все приготовить? </text:span></text:p>
      <text:p text:style-name="P2"><text:span text:style-name="T4">–Да, конечно. У меня здесь много знакомых и поэтому мы без труда приготовим все до завтра. Сейчас одевайся, идем кушать, а потом едем заниматься документами. Далее мы с Евгением займемся подготовкой, а вы с Джейн поедете в Ателье. Твой брат и мой отец прилетят сегодня вечером.</text:span></text:p>
      <text:p text:style-name="P2"><text:span text:style-name="T4">–Они уже знают? Когда ты все успел? </text:span></text:p>
      <text:p text:style-name="P2"><text:span text:style-name="T4">–Ну встал на пару часов раньше. Ладно, вставай, и пойдем, – сказал Павел, чмокнув девушку в губы, и пошел в душ. </text:span></text:p>
      <text:p text:style-name="P2"><text:span text:style-name="T4">Через Пару часов Джейн и Даша сели в машину, а Павел и Евгений пошли к вертолету. Весь день молодые люди занимались подготовкой. </text:span><text:soft-page-break/><text:span text:style-name="T4">Подборкой одежды и оформлением яхты. Павел решил сделать это событие максимально насыщенным и провести его на яхте. Когда все было готово, они отправились в аэропорт, встречать Даниила Алексеевича и Дмитрия. Даша и Джейн занимались подборкой свадебного платья. Мастер, которого посоветовал Павел, был действительно профессионалом своего дела. Платье было максимально изящным и элегантным. Даша выглядела восхитительно. Вечером все собрались за столиком в ресторане, весело обсуждая за ужином, что у кого произошло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5T19:46:53.198000000</meta:creation-date>
    <dc:date>2022-05-15T19:47:20.108000000</dc:date>
    <meta:editing-duration>PT27S</meta:editing-duration>
    <meta:editing-cycles>1</meta:editing-cycles>
    <meta:document-statistic meta:table-count="0" meta:image-count="0" meta:object-count="0" meta:page-count="2" meta:paragraph-count="14" meta:word-count="292" meta:character-count="1838" meta:non-whitespace-character-count="1550"/>
    <meta:generator>LibreOffice/7.2.2.2$Windows_X86_64 LibreOffice_project/02b2acce88a210515b4a5bb2e46cbfb63fe97d56</meta:generator>
  </office:meta>
</office:document-meta>
</file>